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811*"/>
    </style:style>
    <style:style style:name="Table1.B" style:family="table-column">
      <style:table-column-properties style:column-width="7.11cm" style:rel-column-width="4034*"/>
    </style:style>
    <style:style style:name="Table1.C" style:family="table-column">
      <style:table-column-properties style:column-width="6.697cm" style:rel-column-width="380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0c3ee" officeooo:paragraph-rsid="0010c3ee"/>
    </style:style>
    <style:style style:name="P2" style:family="paragraph" style:parent-style-name="Standard">
      <style:text-properties officeooo:paragraph-rsid="001209cd"/>
    </style:style>
    <style:style style:name="P3" style:family="paragraph" style:parent-style-name="Standard">
      <style:text-properties officeooo:rsid="001209cd" officeooo:paragraph-rsid="001209cd"/>
    </style:style>
    <style:style style:name="P4" style:family="paragraph" style:parent-style-name="Heading_20_1">
      <style:text-properties officeooo:paragraph-rsid="008f006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413023" officeooo:paragraph-rsid="00413023"/>
    </style:style>
    <style:style style:name="P7" style:family="paragraph" style:parent-style-name="Standard">
      <style:text-properties officeooo:rsid="001209cd" officeooo:paragraph-rsid="001209cd"/>
    </style:style>
    <style:style style:name="P8" style:family="paragraph" style:parent-style-name="Standard">
      <style:text-properties officeooo:rsid="001209cd" officeooo:paragraph-rsid="007cd5fc"/>
    </style:style>
    <style:style style:name="P9" style:family="paragraph" style:parent-style-name="Standard">
      <style:text-properties officeooo:rsid="009428bd" officeooo:paragraph-rsid="009428bd"/>
    </style:style>
    <style:style style:name="P10" style:family="paragraph" style:parent-style-name="Standard">
      <style:text-properties officeooo:rsid="009c634d" officeooo:paragraph-rsid="009c634d"/>
    </style:style>
    <style:style style:name="P11" style:family="paragraph" style:parent-style-name="Standard">
      <style:text-properties officeooo:rsid="00a7a4e8" officeooo:paragraph-rsid="00a7a4e8"/>
    </style:style>
    <style:style style:name="P12" style:family="paragraph" style:parent-style-name="Standard">
      <style:text-properties officeooo:rsid="0010c3ee" officeooo:paragraph-rsid="0010c3ee"/>
    </style:style>
    <style:style style:name="P13" style:family="paragraph" style:parent-style-name="Standard">
      <style:text-properties officeooo:rsid="00ab2f1e" officeooo:paragraph-rsid="00ab2f1e"/>
    </style:style>
    <style:style style:name="P14" style:family="paragraph" style:parent-style-name="Standard">
      <style:text-properties officeooo:rsid="00ae181f" officeooo:paragraph-rsid="00ae181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ab2f1e" officeooo:paragraph-rsid="00ab2f1e"/>
    </style:style>
    <style:style style:name="P17" style:family="paragraph" style:parent-style-name="Table_20_Contents">
      <style:paragraph-properties fo:text-align="center" style:justify-single-word="false"/>
      <style:text-properties officeooo:rsid="00ac50aa" officeooo:paragraph-rsid="00ac50a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ab2f1e" officeooo:paragraph-rsid="00ab2f1e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ae181f" officeooo:paragraph-rsid="00ae181f"/>
    </style:style>
    <style:style style:name="P20" style:family="paragraph" style:parent-style-name="Table_20_Contents">
      <style:paragraph-properties fo:text-align="center" style:justify-single-word="false"/>
      <style:text-properties officeooo:rsid="00b0b9e9" officeooo:paragraph-rsid="00b0b9e9"/>
    </style:style>
    <style:style style:name="T1" style:family="text">
      <style:text-properties officeooo:rsid="001209cd"/>
    </style:style>
    <style:style style:name="T2" style:family="text">
      <style:text-properties officeooo:rsid="00120a84"/>
    </style:style>
    <style:style style:name="T3" style:family="text">
      <style:text-properties officeooo:rsid="0019d07c"/>
    </style:style>
    <style:style style:name="T4" style:family="text">
      <style:text-properties officeooo:rsid="00237303"/>
    </style:style>
    <style:style style:name="T5" style:family="text">
      <style:text-properties officeooo:rsid="0038a1f4"/>
    </style:style>
    <style:style style:name="T6" style:family="text">
      <style:text-properties officeooo:rsid="00413023"/>
    </style:style>
    <style:style style:name="T7" style:family="text">
      <style:text-properties officeooo:rsid="0045041b"/>
    </style:style>
    <style:style style:name="T8" style:family="text">
      <style:text-properties officeooo:rsid="0057ef9e"/>
    </style:style>
    <style:style style:name="T9" style:family="text">
      <style:text-properties officeooo:rsid="005953f4"/>
    </style:style>
    <style:style style:name="T10" style:family="text">
      <style:text-properties officeooo:rsid="005a8aa6"/>
    </style:style>
    <style:style style:name="T11" style:family="text">
      <style:text-properties officeooo:rsid="005dbfcc"/>
    </style:style>
    <style:style style:name="T12" style:family="text">
      <style:text-properties officeooo:rsid="006ece92"/>
    </style:style>
    <style:style style:name="T13" style:family="text">
      <style:text-properties officeooo:rsid="00715da6"/>
    </style:style>
    <style:style style:name="T14" style:family="text">
      <style:text-properties officeooo:rsid="00779d5e"/>
    </style:style>
    <style:style style:name="T15" style:family="text">
      <style:text-properties officeooo:rsid="007fb393"/>
    </style:style>
    <style:style style:name="T16" style:family="text">
      <style:text-properties officeooo:rsid="0083494b"/>
    </style:style>
    <style:style style:name="T17" style:family="text">
      <style:text-properties officeooo:rsid="00844887"/>
    </style:style>
    <style:style style:name="T18" style:family="text">
      <style:text-properties officeooo:rsid="0095a859"/>
    </style:style>
    <style:style style:name="T19" style:family="text">
      <style:text-properties officeooo:rsid="00975d35"/>
    </style:style>
    <style:style style:name="T20" style:family="text">
      <style:text-properties officeooo:rsid="0099edaf"/>
    </style:style>
    <style:style style:name="T21" style:family="text">
      <style:text-properties officeooo:rsid="009eb2de"/>
    </style:style>
    <style:style style:name="T22" style:family="text">
      <style:text-properties officeooo:rsid="00a1b826"/>
    </style:style>
    <style:style style:name="T23" style:family="text">
      <style:text-properties officeooo:rsid="00a57f9b"/>
    </style:style>
    <style:style style:name="T24" style:family="text">
      <style:text-properties officeooo:rsid="00a6a770"/>
    </style:style>
    <style:style style:name="T25" style:family="text">
      <style:text-properties officeooo:rsid="00a7a4e8"/>
    </style:style>
    <style:style style:name="T26" style:family="text">
      <style:text-properties officeooo:rsid="00abdaff"/>
    </style:style>
    <style:style style:name="T27" style:family="text">
      <style:text-properties officeooo:rsid="00b2b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LC3 </text:span>Hardware Specification</text:p>
      <text:h text:style-name="Heading_20_1" text:outline-level="1">CPU</text:h>
      <text:p text:style-name="P1">Z80A running at 3.5 Mhz.</text:p>
      <text:p text:style-name="P1">IRQ is called at frame sync rate (50Hz), meant to be used in IM1.</text:p>
      <text:h text:style-name="Heading_20_1" text:outline-level="1">Memory</text:h>
      <text:p text:style-name="P6">ROM “Operating system” of 8k from $0000-$1FFF</text:p>
      <text:p text:style-name="P2">ROM “Cartridge” of up to <text:span text:style-name="T6">24</text:span>k from <text:span text:style-name="T1">$</text:span><text:span text:style-name="T6">4000</text:span>-<text:span text:style-name="T1">$</text:span>7FFF. </text:p>
      <text:p text:style-name="P3">RAM Memory, 1k by default from $<text:span text:style-name="T8">80</text:span>00-$<text:span text:style-name="T8">83</text:span>FF <text:span text:style-name="T6">(</text:span><text:span text:style-name="T13">not </text:span><text:span text:style-name="T6">properly decoded). </text:span><text:span text:style-name="T14">The 1k RAM can be disabled.</text:span></text:p>
      <text:p text:style-name="P3">This can be expanded as far as 64k.</text:p>
      <text:p text:style-name="P6">OSEN = A15+A14+A13 = 0 (can be disabled using extension#2 flag)</text:p>
      <text:p text:style-name="P6">ROMEN = !OSEN – because of the partial decoding (a 4k ROM would be mapped into memory 8 times). </text:p>
      <text:p text:style-name="P6">Character memory is read via 7C00-7FFF (the top 1k) e.g. !OSEN and using the internal decoding of the ROM chip.</text:p>
      <text:h text:style-name="Heading_20_1" text:outline-level="1">Graphics</text:h>
      <text:p text:style-name="P3">The screen is a 32 x 20 character screen (640 bytes). The graphic numbers are stored at $<text:span text:style-name="T8">8</text:span><text:span text:style-name="T16">00</text:span>0-$<text:span text:style-name="T8">8</text:span><text:span text:style-name="T16">2</text:span>7F. <text:s text:c="2"/><text:span text:style-name="T9">(It can be extended to 32x24)</text:span></text:p>
      <text:p text:style-name="P3">The attributes are stored in 32 x 2<text:span text:style-name="T4">4</text:span> Nibbles (e.g. 3<text:span text:style-name="T4">84</text:span> bytes), these are stored from $<text:span text:style-name="T10">8</text:span><text:span text:style-name="T17">6</text:span><text:span text:style-name="T5">8</text:span>0-$<text:span text:style-name="T10">8</text:span><text:span text:style-name="T17">7</text:span>FF. <text:span text:style-name="T2">The low byte is the left hand pixel. The 4 bit attributes are the same as the Spectrum (e.g. half bright).<text:tab/>.</text:span></text:p>
      <text:p text:style-name="P8">RAM UDGs are stored from $<text:span text:style-name="T11">8</text:span><text:span text:style-name="T15">8</text:span><text:span text:style-name="T7">0</text:span>0-$<text:span text:style-name="T11">8</text:span><text:span text:style-name="T15">B</text:span>FF <text:span text:style-name="T12">in theory </text:span>and are graphics numbers <text:span text:style-name="T2">$80-$FF.</text:span></text:p>
      <text:p text:style-name="P9">In practice all this is packed into the same 1k. <text:span text:style-name="T18">Because not all attributes are displayed when all in 1k a small area of RAM ($8</text:span><text:span text:style-name="T22">6</text:span><text:span text:style-name="T19">8</text:span><text:span text:style-name="T18">0-$8</text:span><text:span text:style-name="T22">6</text:span><text:span text:style-name="T19">B</text:span><text:span text:style-name="T18">F </text:span><text:span text:style-name="T23">mapped onto $8280-$82BF</text:span><text:span text:style-name="T18">) is free, </text:span><text:span text:style-name="T20">UDGs $D0-$D7, </text:span><text:span text:style-name="T24">this is unrequired attribute area. </text:span></text:p>
      <text:p text:style-name="P11">This should be accessed via $8E80-$8EBF ; in 4k mode this will be free memory, in 1k mode it will map onto that free space.</text:p>
      <text:p text:style-name="P10">For more RAM set a row of attributes to background <text:span text:style-name="T25">(or half a row, or whatever) which will free the mapping character rows.</text:span></text:p>
      <text:h text:style-name="P4" text:outline-level="1" text:is-list-header="true">Other Devices</text:h>
      <text:p text:style-name="P3">Standard Sinclair Joystick (port $FE)</text:p>
      <text:p text:style-name="P3">Beeper (port $FE) <text:span text:style-name="T21">(bit 7 set means only display 20 lines)</text:span></text:p>
      <text:p text:style-name="P3">Cassette I/O as per the Sinclair specification (port $FE)</text:p>
      <text:p text:style-name="P1"/>
      <text:h text:style-name="P5" text:outline-level="2">Memory Maps</text:h>
      <text:p text:style-name="P13">This shows how using partial decoding allows consistent addressing of memory whether the base 1k machine or higher. The addresses on the right ($8000,$8680,$8800 and $8E80) are used with 4k+ expansion memory and are the physical addresses used by the hardware, but map onto the correct addresses with 1k memory with 32 x mirroring.</text:p>
      <text:p text:style-name="P13"/>
      <text:p text:style-name="P14">Note that (for example) $86C0 will actually write to $8280 on a 1k RAM machine.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Range</text:p>
          </table:table-cell>
          <table:table-cell table:style-name="Table1.A1" office:value-type="string">
            <text:p text:style-name="P18">1k Memory </text:p>
          </table:table-cell>
          <table:table-cell table:style-name="Table1.C1" office:value-type="string">
            <text:p text:style-name="P18">4k + Memory</text:p>
          </table:table-cell>
        </table:table-row>
        <table:table-row>
          <table:table-cell table:style-name="Table1.A2" office:value-type="string">
            <text:p text:style-name="P16">0000</text:p>
            <text:p text:style-name="P16">3FFF</text:p>
          </table:table-cell>
          <table:table-cell table:style-name="Table1.B2" table:number-columns-spanned="2" office:value-type="string">
            <text:p text:style-name="P16">Built in ROM (can be disabled by cartridge line)</text:p>
          </table:table-cell>
          <table:covered-table-cell/>
        </table:table-row>
        <table:table-row>
          <table:table-cell table:style-name="Table1.A2" office:value-type="string">
            <text:p text:style-name="P16">4000</text:p>
            <text:p text:style-name="P16">7FFF</text:p>
          </table:table-cell>
          <table:table-cell table:style-name="Table1.B2" table:number-columns-spanned="2" office:value-type="string">
            <text:p text:style-name="P16">Cartridge program memory (24k). Memory addressed by 7C00-7FFF is the lower 128 characters. This could be at the end of the ROM <text:span text:style-name="T26">(4k)</text:span> or in the middle <text:span text:style-name="T26">(8k)</text:span></text:p>
          </table:table-cell>
          <table:covered-table-cell/>
        </table:table-row>
        <table:table-row>
          <table:table-cell table:style-name="Table1.A2" office:value-type="string">
            <text:p text:style-name="P16">8000</text:p>
            <text:p text:style-name="P16">827F</text:p>
          </table:table-cell>
          <table:table-cell table:style-name="Table1.A2" office:value-type="string">
            <text:p text:style-name="P16">Character RAM (32x20). </text:p>
          </table:table-cell>
          <table:table-cell table:style-name="Table1.B2" table:number-rows-spanned="2" office:value-type="string">
            <text:p text:style-name="P16">Character RAM (32x24). </text:p>
          </table:table-cell>
        </table:table-row>
        <table:table-row>
          <table:table-cell table:style-name="Table1.A2" office:value-type="string">
            <text:p text:style-name="P16">8280</text:p>
            <text:p text:style-name="P16">82BF</text:p>
          </table:table-cell>
          <table:table-cell table:style-name="Table1.A2" office:value-type="string">
            <text:p text:style-name="P16">Free / UDG RAM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16">82C0</text:p>
            <text:p text:style-name="P16">83FF</text:p>
          </table:table-cell>
          <table:table-cell table:style-name="Table1.A2" office:value-type="string">
            <text:p text:style-name="P16">Attribute RAM (32x20) </text:p>
          </table:table-cell>
          <table:table-cell table:style-name="Table1.B2" office:value-type="string">
            <text:p text:style-name="P16">Free</text:p>
          </table:table-cell>
        </table:table-row>
        <table:table-row>
          <table:table-cell table:style-name="Table1.A2" office:value-type="string">
            <text:p text:style-name="P16">8400</text:p>
            <text:p text:style-name="P16">867F</text:p>
          </table:table-cell>
          <table:table-cell table:style-name="Table1.A2" office:value-type="string">
            <text:p text:style-name="P16">Mirrored (1k)</text:p>
          </table:table-cell>
          <table:table-cell table:style-name="Table1.B2" office:value-type="string">
            <text:p text:style-name="P16">Free</text:p>
          </table:table-cell>
        </table:table-row>
        <table:table-row>
          <table:table-cell table:style-name="Table1.A2" office:value-type="string">
            <text:p text:style-name="P16">8680</text:p>
            <text:p text:style-name="P16">87FF</text:p>
          </table:table-cell>
          <table:table-cell table:style-name="Table1.A2" office:value-type="string">
            <text:p text:style-name="P19">Access attribute RAM 82C0-83FF via mirroring.</text:p>
          </table:table-cell>
          <table:table-cell table:style-name="Table1.B2" office:value-type="string">
            <text:p text:style-name="P16">Attribute RAM (32x24) </text:p>
          </table:table-cell>
        </table:table-row>
        <table:table-row>
          <table:table-cell table:style-name="Table1.A2" office:value-type="string">
            <text:p text:style-name="P16">8800</text:p>
            <text:p text:style-name="P16">8BFF</text:p>
          </table:table-cell>
          <table:table-cell table:style-name="Table1.A2" office:value-type="string">
            <text:p text:style-name="P16">Access 8 UDGs 8280-82BF via mirroring</text:p>
          </table:table-cell>
          <table:table-cell table:style-name="Table1.B2" office:value-type="string">
            <text:p text:style-name="P16">128 UDG Memory (1k)</text:p>
          </table:table-cell>
        </table:table-row>
        <table:table-row>
          <table:table-cell table:style-name="Table1.A2" office:value-type="string">
            <text:p text:style-name="P16">8C00</text:p>
            <text:p text:style-name="P16">8E7F</text:p>
          </table:table-cell>
          <table:table-cell table:style-name="Table1.A2" office:value-type="string">
            <text:p text:style-name="P16">Mirrored (1k)</text:p>
          </table:table-cell>
          <table:table-cell table:style-name="Table1.B2" office:value-type="string">
            <text:p text:style-name="P16">Free</text:p>
          </table:table-cell>
        </table:table-row>
        <table:table-row>
          <table:table-cell table:style-name="Table1.A2" office:value-type="string">
            <text:p text:style-name="P16">8E80</text:p>
            <text:p text:style-name="P16">8EBF</text:p>
          </table:table-cell>
          <table:table-cell table:style-name="Table1.A2" office:value-type="string">
            <text:p text:style-name="P16">Access for the 64 byte memory gap in 1k RAM 8280-82BF by mirroring (code/data)</text:p>
          </table:table-cell>
          <table:table-cell table:style-name="Table1.B2" office:value-type="string">
            <text:p text:style-name="P20">Free, remembering this 64 byte slot is mapped here.<text:span text:style-name="T27">f</text:span></text:p>
          </table:table-cell>
        </table:table-row>
        <table:table-row>
          <table:table-cell table:style-name="Table1.A2" office:value-type="string">
            <text:p text:style-name="P16">8EC0</text:p>
            <text:p text:style-name="P16">8FFF</text:p>
          </table:table-cell>
          <table:table-cell table:style-name="Table1.A2" office:value-type="string">
            <text:p text:style-name="P16">Mirrored (1k)</text:p>
          </table:table-cell>
          <table:table-cell table:style-name="Table1.B2" office:value-type="string">
            <text:p text:style-name="P16">Free</text:p>
          </table:table-cell>
        </table:table-row>
        <table:table-row>
          <table:table-cell table:style-name="Table1.A2" office:value-type="string">
            <text:p text:style-name="P17">9000</text:p>
            <text:p text:style-name="P17">FFFF</text:p>
          </table:table-cell>
          <table:table-cell table:style-name="Table1.A2" office:value-type="string">
            <text:p text:style-name="P17">Mirrored (1k)</text:p>
          </table:table-cell>
          <table:table-cell table:style-name="Table1.B2" office:value-type="string">
            <text:p text:style-name="P17">Expansion if &gt; 4k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8:13:17.075548812</meta:creation-date>
    <meta:generator>LibreOffice/7.6.2.1$Linux_X86_64 LibreOffice_project/60$Build-1</meta:generator>
    <dc:date>2023-10-12T13:12:35.139849946</dc:date>
    <meta:editing-duration>PT3H55M32S</meta:editing-duration>
    <meta:editing-cycles>94</meta:editing-cycles>
    <meta:document-statistic meta:table-count="1" meta:image-count="0" meta:object-count="0" meta:page-count="2" meta:paragraph-count="74" meta:word-count="511" meta:character-count="2836" meta:non-whitespace-character-count="2388"/>
  </office:meta>
</office:document-meta>
</file>